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 Sans" svg:font-family="'Open Sans', sans-serif"/>
    <style:font-face style:name="georgia" svg:font-family="georgi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8.55cm"/>
    </style:style>
    <style:style style:name="Tabela1.B" style:family="table-column">
      <style:table-column-properties style:column-width="8.451cm"/>
    </style:style>
    <style:style style:name="Tabela1.A1" style:family="table-cell">
      <style:table-cell-properties style:vertical-align="middle" fo:padding="0.049cm" fo:border="none"/>
    </style:style>
    <style:style style:name="Tabela1.B1" style:family="table-cell">
      <style:table-cell-properties fo:padding="0.049cm" fo:border="none"/>
    </style:style>
    <style:style style:name="P1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8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3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P4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5" style:family="paragraph" style:parent-style-name="Text_20_body">
      <style:paragraph-properties fo:margin-left="0cm" fo:margin-right="0.053cm" fo:margin-top="0cm" fo:margin-bottom="0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6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.026cm" fo:margin-right="0.026cm" fo:margin-top="0cm" fo:margin-bottom="0.106cm" fo:text-align="justify" style:justify-single-word="false" fo:text-indent="0cm" style:auto-text-indent="false"/>
      <style:text-properties fo:color="#101010" style:font-name="georgia"/>
    </style:style>
    <style:style style:name="P9" style:family="paragraph" style:parent-style-name="Table_20_Contents">
      <style:paragraph-properties fo:margin-top="0cm" fo:margin-bottom="0.106cm" fo:text-align="justify" style:justify-single-word="false"/>
      <style:text-properties fo:color="#101010" style:font-name="georgia"/>
    </style:style>
    <style:style style:name="P10" style:family="paragraph" style:parent-style-name="Table_20_Contents">
      <style:paragraph-properties fo:margin-left="0cm" fo:margin-right="0.026cm" fo:margin-top="0cm" fo:margin-bottom="0.106cm" fo:text-align="justify" style:justify-single-word="false" fo:text-indent="0cm" style:auto-text-indent="false"/>
      <style:text-properties fo:color="#101010" style:font-name="georgia"/>
    </style:style>
    <style:style style:name="P11" style:family="paragraph" style:parent-style-name="Standard">
      <style:paragraph-properties fo:margin-left="0cm" fo:margin-right="0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12" style:family="paragraph" style:parent-style-name="Text_20_body">
      <style:text-properties fo:font-variant="normal" fo:text-transform="none" fo:color="#333333" style:font-name="Open Sans" fo:font-size="9.75pt" fo:letter-spacing="normal" fo:font-style="normal" fo:font-weight="normal"/>
    </style:style>
    <style:style style:name="P13" style:family="paragraph" style:parent-style-name="Text_20_body">
      <style:paragraph-properties style:line-height-at-least="0.476cm"/>
      <style:text-properties fo:font-variant="normal" fo:text-transform="none" fo:color="#333333" style:font-name="Open Sans" fo:font-size="9.75pt" fo:letter-spacing="normal" fo:font-style="normal" fo:font-weight="normal"/>
    </style:style>
    <style:style style:name="P14" style:family="paragraph" style:parent-style-name="Text_20_body">
      <style:paragraph-properties fo:margin-left="0cm" fo:margin-right="0.053cm" fo:margin-top="0cm" fo:margin-bottom="0cm" style:line-height-at-least="0.476cm" fo:text-indent="0cm" style:auto-text-indent="false"/>
      <style:text-properties fo:font-variant="normal" fo:text-transform="none" fo:color="#333333" style:font-name="Open Sans" fo:font-size="9.75pt" fo:letter-spacing="normal" fo:font-style="normal" fo:font-weight="normal"/>
    </style:style>
    <style:style style:name="P15" style:family="paragraph" style:parent-style-name="Heading_20_4">
      <style:paragraph-properties fo:margin-left="0cm" fo:margin-right="0cm" fo:margin-top="0.529cm" fo:margin-bottom="0.132cm" fo:line-height="110%" fo:text-indent="0cm" style:auto-text-indent="false"/>
      <style:text-properties fo:text-transform="uppercase" fo:color="#bf2329" style:font-name="inherit" fo:font-size="12.75pt" fo:letter-spacing="normal" fo:font-style="normal" fo:font-weight="bold"/>
    </style:style>
    <style:style style:name="P16" style:family="paragraph" style:parent-style-name="Heading_20_1">
      <style:text-properties fo:font-variant="normal" fo:text-transform="none" fo:color="#333333" style:font-name="Open Sans" fo:font-size="15.75pt" fo:letter-spacing="normal" fo:font-style="normal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bf2329" fo:font-size="7pt" fo:font-weight="bold"/>
    </style:style>
    <style:style style:name="T3" style:family="text">
      <style:text-properties fo:color="#bf2329" fo:font-weight="bold"/>
    </style:style>
    <style:style style:name="T4" style:family="text">
      <style:text-properties fo:font-size="9.75pt" fo:font-weight="normal"/>
    </style:style>
    <style:style style:name="T5" style:family="text">
      <style:text-properties fo:text-transform="uppercase" fo:color="#bf2329" style:font-name="inherit" fo:font-size="12.75pt"/>
    </style:style>
    <style:style style:name="T6" style:family="text">
      <style:text-properties fo:color="#ff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6" text:outline-level="1">Samedi</text:h>
      <text:h text:style-name="P6" text:outline-level="1">OFFICE DES LAUDES</text:h>
      <text:h text:style-name="P6" text:outline-level="1"><text:span text:style-name="T4"><text:line-break/></text:span><text:span text:style-name="T5">INTRODUCTION</text:span></text:h>
      <text:section text:style-name="Sect1" text:name="office_introduction">
        <text:p text:style-name="P4">V/ Seigneur, ouvre mes lèvres, <text:line-break/>R/ et ma bouche publiera ta louange.</text:p>
      </text:section>
      <text:section text:style-name="Sect1" text:name="office_psaume_invitatoire">
        <text:h text:style-name="P3" text:outline-level="4">ANTIENNE INVITATOIRE</text:h>
        <text:p text:style-name="P4">Le Seigneur est vraiment ressuscité, alléluia !</text:p>
        <text:h text:style-name="P3" text:outline-level="4">PSAUME INVITATOIRE : (94)</text:h>
        <text:p text:style-name="P5"><text:span text:style-name="T2">1</text:span>Venez, crions de j<text:span text:style-name="T1">o</text:span>ie pour le Seigneur,<text:line-break/>acclamons notre Roch<text:span text:style-name="T1">e</text:span>r, notre salut !<text:line-break/><text:span text:style-name="T2">2</text:span>Allons jusqu'à lu<text:span text:style-name="T1">i</text:span> en rendant grâce,<text:line-break/>par nos hymnes de fête acclamons-le ! <text:line-break/><text:line-break/><text:span text:style-name="T2">3</text:span>Oui, le grand Die<text:span text:style-name="T1">u</text:span>, c'est le Seigneur,<text:line-break/>le grand roi au-dess<text:span text:style-name="T1">u</text:span>s de tous les dieux :<text:line-break/><text:span text:style-name="T2">4</text:span>il tient en main les profonde<text:span text:style-name="T1">u</text:span>rs de la terre,<text:line-break/>et les sommets des mont<text:span text:style-name="T1">a</text:span>gnes sont à lui ;<text:line-break/><text:span text:style-name="T2">5</text:span>à lui la mer, c'est lu<text:span text:style-name="T1">i</text:span> qui l'a faite,<text:line-break/>et les terres, car ses m<text:span text:style-name="T1">a</text:span>ins les ont pétries. <text:line-break/><text:line-break/><text:span text:style-name="T2">6</text:span>Entrez, inclinez-vo<text:span text:style-name="T1">u</text:span>s, prosternez-vous,<text:line-break/>adorons le Seigne<text:span text:style-name="T1">u</text:span>r qui nous a faits.<text:line-break/><text:span text:style-name="T2">7</text:span>Oui, il <text:span text:style-name="T1">e</text:span>st notre Dieu ; <text:span text:style-name="T2">+</text:span><text:line-break/>nous sommes le pe<text:span text:style-name="T1">u</text:span>ple qu'il conduit,<text:line-break/>le troupeau guid<text:span text:style-name="T1">é</text:span> par sa main.<text:line-break/><text:line-break/>Aujourd'hui écouterez-vo<text:span text:style-name="T1">u</text:span>s sa parole ? <text:span text:style-name="T2">+</text:span><text:line-break/><text:span text:style-name="T2">8</text:span>« Ne fermez pas votre coe<text:span text:style-name="T1">u</text:span>r comme au désert,<text:line-break/>comme au jour de tentati<text:span text:style-name="T1">o</text:span>n et de défi,<text:line-break/><text:span text:style-name="T2">9</text:span>où vos pères m'ont tent<text:span text:style-name="T1">é</text:span> et provoqué,<text:line-break/>et pourtant ils avaient v<text:span text:style-name="T1">u</text:span> mon exploit. <text:line-break/><text:line-break/><text:span text:style-name="T2">10</text:span>« Quarante ans leur générati<text:span text:style-name="T1">o</text:span>n m'a déçu, <text:span text:style-name="T2">+</text:span><text:line-break/>et j'ai dit : Ce peuple a le coe<text:span text:style-name="T1">u</text:span>r égaré,<text:line-break/>il n'a pas conn<text:span text:style-name="T1">u</text:span> mes chemins.<text:line-break/><text:span text:style-name="T2">11</text:span>Dans ma colère, j'en ai f<text:span text:style-name="T1">a</text:span>it le serment :<text:line-break/>Jamais ils n'entrer<text:span text:style-name="T1">o</text:span>nt dans mon repos. » </text:p>
      </text:section>
      <text:h text:style-name="P6" text:outline-level="1"><text:bookmark text:name="office_hymne"/><text:span text:style-name="T4"><text:line-break/></text:span></text:h>
      <text:p text:style-name="P12"/>
      <text:section text:style-name="Sect1" text:name="office_hymne">
        <text:h text:style-name="P3" text:outline-level="4"><text:soft-page-break/>HYMNE : QUE CHERCHEZ-VOUS AU SOIR TOMBANT</text:h>
        <text:p text:style-name="P1">La Tour du Pin — CNPL</text:p>
        <text:p text:style-name="P4">Que cherchez-vous au soir tombant<text:line-break/>Avec des cœurs aussi brûlants ?<text:line-break/>Où courez-vous en abaissant<text:line-break/>Vos têtes ?<text:line-break/>Tout simplement le jour promis<text:line-break/>À ceux qui auront accueilli<text:line-break/>Cette lumière que Dieu dit<text:line-break/>Luire aux ténèbres.<text:line-break/><text:line-break/>N’étiez-vous donc pas prévenus ?<text:line-break/>Ce nouveau jour qui apparut<text:line-break/>Lors de la Pâque de Jésus,<text:line-break/>Il monte ;<text:line-break/>Où irions-nous si ce n’est là ? <text:line-break/>Quand notre lumière décroît,<text:line-break/>Nous savons bien qu’il est déjà <text:line-break/>Le jour du monde.<text:line-break/><text:line-break/>Et vous aussi, venez le voir,<text:line-break/>Mais hâtez-vous, car il est tard !<text:line-break/>Chacun de nous aura sa part<text:line-break/>De grâce ;<text:line-break/>Chacun de vous, s’il prend l’esprit,<text:line-break/>Et l’esprit vous mène à sa nuit,<text:line-break/>Verra surgir ce jour promis :<text:line-break/>C’est Dieu qui passe.<text:line-break/><text:line-break/>Voici pourquoi nous accourons<text:line-break/>À sa nouvelle création :<text:line-break/>Dieu fait toujours ce qui est bon<text:line-break/>Pour l’homme.<text:line-break/>Il le découvre peu à peu,<text:line-break/>Doucement il ouvre nos yeux,<text:line-break/>Car rien n’est impossible à Dieu,<text:line-break/>Puisqu’il se donne.<text:line-break/><text:line-break/></text:p>
      </text:section>
      <text:section text:style-name="Sect1" text:name="office_psaume1">
        <text:h text:style-name="P3" text:outline-level="4">ANTIENNE</text:h>
        <text:p text:style-name="P4">Christ est ressuscité, alléluia. Sa lumière a resplendi, alléluia, sur le peuple racheté par son sang.</text:p>
        <text:h text:style-name="P3" text:outline-level="4">PSAUME : 62</text:h>
        <text:p text:style-name="P5"><text:span text:style-name="T2">2</text:span>Dieu, tu es mon Dieu, je te ch<text:span text:style-name="T1">e</text:span>rche dès l’aube : *<text:line-break/>mon âme a s<text:span text:style-name="T1">o</text:span>if de toi ;<text:line-break/>après toi langu<text:span text:style-name="T1">i</text:span>t ma chair,<text:line-break/>terre aride, altér<text:span text:style-name="T1">é</text:span>e, sans eau.<text:line-break/><text:line-break/><text:span text:style-name="T2">3</text:span>Je t’ai contempl<text:span text:style-name="T1">é</text:span> au sanctuaire,<text:line-break/><text:soft-page-break/>j’ai vu ta f<text:span text:style-name="T1">o</text:span>rce et ta gloire.<text:line-break/><text:span text:style-name="T2">4</text:span>Ton amour vaut mie<text:span text:style-name="T1">u</text:span>x que la vie :<text:line-break/>tu seras la lou<text:span text:style-name="T1">a</text:span>nge de mes lèvres !<text:line-break/><text:line-break/><text:span text:style-name="T2">5</text:span>Toute ma vie je v<text:span text:style-name="T1">a</text:span>is te bénir,<text:line-break/>lever les mains en invoqu<text:span text:style-name="T1">a</text:span>nt ton nom.<text:line-break/><text:span text:style-name="T2">6</text:span>Comme par un festin je ser<text:span text:style-name="T1">a</text:span>i rassasié ;<text:line-break/>la joie sur les lèvres, je dir<text:span text:style-name="T1">a</text:span>i ta louange.<text:line-break/><text:line-break/><text:span text:style-name="T2">7</text:span>Dans la nuit, je me souvi<text:span text:style-name="T1">e</text:span>ns de toi<text:line-break/>et je reste des he<text:span text:style-name="T1">u</text:span>res à te parler.<text:line-break/><text:span text:style-name="T2">8</text:span>Oui, tu es ven<text:span text:style-name="T1">u</text:span> à mon secours :<text:line-break/>je crie de joie à l’<text:span text:style-name="T1">o</text:span>mbre de tes ailes.<text:line-break/><text:span text:style-name="T2">9</text:span>Mon âme s’att<text:span text:style-name="T1">a</text:span>che à toi,<text:line-break/>ta main dr<text:span text:style-name="T1">o</text:span>ite me soutient.<text:line-break/>[10-12]<text:line-break/></text:p>
      </text:section>
      <text:section text:style-name="Sect1" text:name="office_psaume2">
        <text:h text:style-name="P3" text:outline-level="4">ANTIENNE</text:h>
        <text:p text:style-name="P4">Notre Sauveur s’est levé de son tombeau ; bénissons notre Dieu, alléluia !</text:p>
        <text:h text:style-name="P3" text:outline-level="4">PSAUME : CANTIQUE DES TROIS ENFANTS (DN 3)</text:h>
        <text:p text:style-name="P5"><text:span text:style-name="T2">57</text:span>Toutes les oe<text:span text:style-name="T1">u</text:span>vres du Seigneur,<text:line-break/>bénissez le Seigneur :<text:line-break/>A lui, haute gloire, louange éternelle !<text:line-break/><text:line-break/><text:span text:style-name="T2">58</text:span>Vous, les <text:span text:style-name="T1">a</text:span>nges du Seigneur,<text:line-break/>bénissez le Seigneur :<text:line-break/>A lui, haute gloire, louange éternelle !<text:line-break/><text:line-break/><text:span text:style-name="T2">59</text:span>Vo<text:span text:style-name="T1">u</text:span>s, les cieux,<text:line-break/>bénissez le Seigneur,<text:line-break/><text:span text:style-name="T2">60</text:span>et vous, les ea<text:span text:style-name="T1">u</text:span>x par-dessus le ciel,<text:line-break/>bénissez le Seigneur,<text:line-break/><text:span text:style-name="T2">61</text:span>et toutes les puiss<text:span text:style-name="T1">a</text:span>nces du Seigneur,<text:line-break/>bénissez le Seigneur !<text:line-break/><text:line-break/><text:span text:style-name="T2">62</text:span>Et vous, le sol<text:span text:style-name="T1">e</text:span>il et la lune,<text:line-break/>bénissez le Seigneur,<text:line-break/><text:span text:style-name="T2">63</text:span>et vous, les <text:span text:style-name="T1">a</text:span>stres du ciel,<text:line-break/>bénissez le Seigneur,<text:line-break/><text:span text:style-name="T2">64</text:span>vous toutes, plu<text:span text:style-name="T1">i</text:span>es et rosées,<text:line-break/>bénissez le Seigneur !<text:line-break/><text:line-break/><text:span text:style-name="T2">65</text:span>Vous tous, so<text:span text:style-name="T1">u</text:span>ffles et vents,<text:line-break/>bénissez le Seigneur,<text:line-break/><text:span text:style-name="T2">66</text:span>et vous, le fe<text:span text:style-name="T1">u</text:span> et la chaleur,<text:line-break/>bénissez le Seigneur,<text:line-break/><text:span text:style-name="T2">67</text:span>et vous, la fraîche<text:span text:style-name="T1">u</text:span>r et le froid,<text:line-break/>bénissez le Seigneur !<text:line-break/><text:line-break/><text:span text:style-name="T2">68</text:span>Et vous, le g<text:span text:style-name="T1">i</text:span>vre et la rosée,<text:line-break/><text:soft-page-break/>bénissez le Seigneur,<text:line-break/><text:span text:style-name="T2">69</text:span>et vous, le g<text:span text:style-name="T1">e</text:span>l et le froid,<text:line-break/>bénissez le Seigneur,<text:line-break/><text:span text:style-name="T2">70</text:span>et vous, la gl<text:span text:style-name="T1">a</text:span>ce et la neige,<text:line-break/>bénissez le Seigneur !<text:line-break/><text:line-break/><text:span text:style-name="T2">71</text:span>Et vous, les nu<text:span text:style-name="T1">i</text:span>ts et les jours,<text:line-break/>bénissez le Seigneur,<text:line-break/><text:span text:style-name="T2">72</text:span>et vous, la lumi<text:span text:style-name="T1">è</text:span>re et les ténèbres,<text:line-break/>bénissez le Seigneur,<text:line-break/><text:span text:style-name="T2">73</text:span>et vous, les écl<text:span text:style-name="T1">a</text:span>irs, les nuées,<text:line-break/>bénissez le Seigneur :<text:line-break/>A lui, haute gloire, louange éternelle !<text:line-break/><text:line-break/><text:span text:style-name="T2">74</text:span>Que la terre bén<text:span text:style-name="T1">i</text:span>sse le Seigneur :<text:line-break/>A lui, haute gloire, louange éternelle !<text:line-break/><text:line-break/><text:span text:style-name="T2">75</text:span>Et vous, mont<text:span text:style-name="T1">a</text:span>gnes et collines,<text:line-break/>bénissez le Seigneur,<text:line-break/><text:span text:style-name="T2">76</text:span>et vous, les pl<text:span text:style-name="T1">a</text:span>ntes de la terre,<text:line-break/>bénissez le Seigneur,<text:line-break/><text:span text:style-name="T2">77</text:span>et vous, so<text:span text:style-name="T1">u</text:span>rces et fontaines,<text:line-break/>bénissez le Seigneur !<text:line-break/><text:line-break/><text:span text:style-name="T2">78</text:span>Et vous, océ<text:span text:style-name="T1">a</text:span>ns et rivières,<text:line-break/>bénissez le Seigneur,<text:line-break/><text:span text:style-name="T2">79</text:span>baleines et b<text:span text:style-name="T1">ê</text:span>tes de la mer,<text:line-break/>bénissez le Seigneur,<text:line-break/><text:span text:style-name="T2">80</text:span>vous tous, les oisea<text:span text:style-name="T1">u</text:span>x dans le ciel,<text:line-break/>bénissez le Seigneur,<text:line-break/><text:span text:style-name="T2">81</text:span>vous tous, fa<text:span text:style-name="T1">u</text:span>ves et troupeaux<text:line-break/>bénissez le Seigneur :<text:line-break/>A lui, haute gloire, louange éternelle !<text:line-break/><text:line-break/><text:span text:style-name="T2">82</text:span>Et vous, les enf<text:span text:style-name="T1">a</text:span>nts des hommes,<text:line-break/>bénissez le Seigneur :<text:line-break/>A lui, haute gloire, louange éternelle !<text:line-break/><text:line-break/><text:span text:style-name="T2">83</text:span>T<text:span text:style-name="T1">o</text:span>i, Israël,<text:line-break/>bénis le Seigneur,<text:line-break/><text:span text:style-name="T2">84</text:span>Et vo<text:span text:style-name="T1">u</text:span>s, les prêtres,<text:line-break/>bénissez le Seigneur,<text:line-break/><text:span text:style-name="T2">85</text:span>vo<text:span text:style-name="T1">u</text:span>s, ses serviteurs,<text:line-break/>bénissez le Seigneur !<text:line-break/><text:line-break/><text:span text:style-name="T2">86</text:span>Les esprits et les <text:span text:style-name="T1">â</text:span>mes des justes,<text:line-break/>bénissez le Seigneur,<text:line-break/><text:span text:style-name="T2">87</text:span>les saints et les h<text:span text:style-name="T1">u</text:span>mbles de coeur,<text:line-break/>bénissez le Seigneur,<text:line-break/><text:span text:style-name="T2">88</text:span>Ananias, Azari<text:span text:style-name="T1">a</text:span>s et Misaël,<text:line-break/>bénissez le Seigneur :<text:line-break/>A lui, haute gloire, louange éternelle !<text:line-break/><text:line-break/><text:soft-page-break/>Bénissons le Père, le F<text:span text:style-name="T1">i</text:span>ls et l'Esprit Saint :<text:line-break/>A lui, haute gloire, louange éternelle !<text:line-break/><text:span text:style-name="T2">56</text:span>Béni sois-tu, Seigneur, au firmam<text:span text:style-name="T1">e</text:span>nt du ciel :<text:line-break/>A toi, haute gloire, louange éternelle !<text:line-break/></text:p>
      </text:section>
      <text:section text:style-name="Sect1" text:name="office_psaume3">
        <text:h text:style-name="P3" text:outline-level="4">ANTIENNE</text:h>
        <text:p text:style-name="P4">Comme il nous l’avait dit, alléluia, le Seigneur est ressuscité, alléluia !</text:p>
        <text:h text:style-name="P3" text:outline-level="4">PSAUME : 149</text:h>
        <text:p text:style-name="P5"><text:span text:style-name="T2">1</text:span>Chantez au Seigne<text:span text:style-name="T1">u</text:span>r un chant nouveau,<text:line-break/>louez-le dans l’assembl<text:span text:style-name="T1">é</text:span>e de ses fidèles !<text:line-break/><text:span text:style-name="T2">2</text:span>En Israël, j<text:span text:style-name="T1">o</text:span>ie pour son créateur ;<text:line-break/>dans Sion, allégr<text:span text:style-name="T1">e</text:span>sse pour son Roi !<text:line-break/><text:span text:style-name="T2">3</text:span>Dansez à la lou<text:span text:style-name="T1">a</text:span>nge de son nom,<text:line-break/>jouez pour lui, tambour<text:span text:style-name="T1">i</text:span>ns et cithares !<text:line-break/><text:line-break/><text:span text:style-name="T2">4</text:span>Car le Seigneur <text:span text:style-name="T1">a</text:span>ime son peuple,<text:line-break/>il donne aux humbles l’écl<text:span text:style-name="T1">a</text:span>t de la victoire.<text:line-break/><text:span text:style-name="T2">5</text:span>Que les fidèles ex<text:span text:style-name="T1">u</text:span>ltent, glorieux,<text:line-break/>criant leur joie à l’he<text:span text:style-name="T1">u</text:span>re du triomphe.<text:line-break/><text:span text:style-name="T2">6</text:span>Qu’ils proclament les él<text:span text:style-name="T1">o</text:span>ges de Dieu,<text:line-break/>tenant en main l’ép<text:span text:style-name="T1">é</text:span>e à deux tranchants.<text:line-break/><text:line-break/><text:span text:style-name="T2">7</text:span>Tirer venge<text:span text:style-name="T1">a</text:span>nce des nations,<text:line-break/>infliger aux pe<text:span text:style-name="T1">u</text:span>ples un châtiment,<text:line-break/><text:span text:style-name="T2">8</text:span>charger de ch<text:span text:style-name="T1">a</text:span>înes les rois,<text:line-break/>jeter les pr<text:span text:style-name="T1">i</text:span>nces dans les fers,<text:line-break/><text:span text:style-name="T2">9</text:span>leur appliquer la sent<text:span text:style-name="T1">e</text:span>nce écrite,<text:line-break/>c’est la fiert<text:span text:style-name="T1">é</text:span> de ses fidèles.<text:line-break/></text:p>
      </text:section>
      <text:section text:style-name="Sect1" text:name="office_pericope">
        <text:h text:style-name="P3" text:outline-level="4">PAROLE DE DIEU : (RM 14, 7-9)</text:h>
        <text:p text:style-name="P4">Aucun d’entre nous ne vit pour soi-même, et aucun ne meurt pour soi-même : si nous vivons, nous vivons pour le Seigneur ; si nous mourons, nous mourons pour le Seigneur. Dans notre vie comme dans notre mort, nous appartenons au Seigneur. Car, si le Christ a connu la mort, puis la vie, c’est pour devenir le Seigneur et des morts et des vivants.</text:p>
        <text:h text:style-name="P3" text:outline-level="4">RÉPONS</text:h>
        <text:p text:style-name="P5">R/ Voici le jour que fit le Seigneur, <text:line-break/>jour de fête et de joie.<text:line-break/>V/ Pâque nouvelle, fête de l’Esprit ! <text:line-break/>Victoire du Seigneur, victoire sur la mort. <text:span text:style-name="T3">R/</text:span><text:line-break/>V/ Pâque nouvelle, joie de l’univers ! <text:line-break/>Alléluia ! Alléluia ! Alléluia ! <text:span text:style-name="T3">R/</text:span><text:line-break/></text:p>
      </text:section>
      <text:section text:style-name="Sect1" text:name="office_cantique">
        <text:h text:style-name="P3" text:outline-level="4">ANTIENNE DE ZACHARIE</text:h>
        <text:p text:style-name="P4">Ressuscité le premier jour de la semaine, Jésus se manifesta d’abord à Marie de Magdala, alléluia.</text:p>
        <text:h text:style-name="P3" text:outline-level="4"><text:soft-page-break/>CANTIQUE DE ZACHARIE (LC 1)</text:h>
        <text:p text:style-name="P5"><text:span text:style-name="T2">68</text:span>Béni soit le Seigneur, le Die<text:span text:style-name="T1">u</text:span> d'Israël,<text:line-break/>qui visite et rach<text:span text:style-name="T1">è</text:span>te son peuple.<text:line-break/><text:line-break/><text:span text:style-name="T2">69</text:span>Il a fait surgir la f<text:span text:style-name="T1">o</text:span>rce qui nous sauve<text:line-break/>dans la maison de Dav<text:span text:style-name="T1">i</text:span>d, son serviteur,<text:line-break/><text:line-break/><text:span text:style-name="T2">70</text:span>comme il l'avait dit par la bo<text:span text:style-name="T1">u</text:span>che des saints,<text:line-break/>par ses prophètes, depuis les t<text:span text:style-name="T1">e</text:span>mps anciens :<text:line-break/><text:line-break/><text:span text:style-name="T2">71</text:span>salut qui nous arr<text:span text:style-name="T1">a</text:span>che à l'ennemi,<text:line-break/>à la main de to<text:span text:style-name="T1">u</text:span>s nos oppresseurs,<text:line-break/><text:line-break/><text:span text:style-name="T2">72</text:span>amour qu'il m<text:span text:style-name="T1">o</text:span>ntre envers nos pères,<text:line-break/>mémoire de son alli<text:span text:style-name="T1">a</text:span>nce sainte,<text:line-break/><text:line-break/><text:span text:style-name="T2">73</text:span>serment juré à notre p<text:span text:style-name="T1">è</text:span>re Abraham<text:line-break/>de nous r<text:span text:style-name="T1">e</text:span>ndre sans crainte,<text:line-break/><text:line-break/><text:span text:style-name="T2">74</text:span>afin que, délivrés de la main des ennemis, +<text:line-break/><text:span text:style-name="T2">75</text:span>nous le servions dans la just<text:span text:style-name="T1">i</text:span>ce et la sainteté,<text:line-break/>en sa présence, tout au l<text:span text:style-name="T1">o</text:span>ng de nos jours.<text:line-break/><text:line-break/><text:span text:style-name="T2">76</text:span>Et toi, petit enfant, tu seras appelé<text:line-break/>proph<text:span text:style-name="T1">è</text:span>te du Très-Haut : *<text:line-break/>tu marcheras devant, à la face du Seigneur,<text:line-break/>et tu préparer<text:span text:style-name="T1">a</text:span>s ses chemins<text:line-break/><text:line-break/><text:span text:style-name="T2">77</text:span>pour donner à son peuple de conn<text:span text:style-name="T1">a</text:span>ître le salut<text:line-break/>par la rémissi<text:span text:style-name="T1">o</text:span>n de ses péchés,<text:line-break/><text:line-break/><text:span text:style-name="T2">78</text:span>grâce à la tendresse, à l'amo<text:span text:style-name="T1">u</text:span>r de notre Dieu,<text:line-break/>quand nous visite l'<text:span text:style-name="T1">a</text:span>stre d'en haut,<text:line-break/><text:line-break/><text:span text:style-name="T2">79</text:span>pour illuminer ceux qui habitent les ténèbres<text:line-break/>et l'<text:span text:style-name="T1">o</text:span>mbre de la mort, *<text:line-break/>pour conduire nos pas<text:line-break/>au chem<text:span text:style-name="T1">i</text:span>n de la paix.<text:line-break/></text:p>
      </text:section>
      <text:section text:style-name="Sect1" text:name="office_conclusion">
        <text:h text:style-name="P3" text:outline-level="4">INTERCESSION</text:h>
        <text:p text:style-name="P4">Jésus de Nazareth, reconnu Fils de Dieu par ta résurrection,<text:line-break/>— bénis et sanctifie tous les hommes.<text:line-break/><text:line-break/>R/ Souviens-toi de tes frères.<text:line-break/><text:line-break/>Premier des vivants, tu fais renaître celui qui croit en toi,<text:line-break/>— donne aux baptisés de vivre en fils de lumière.<text:line-break/><text:line-break/>Toi qui soutiens la confiance de ton Église en marche,<text:line-break/>— donne-lui d’annoncer hardiment ta résurrection.<text:line-break/><text:line-break/><text:soft-page-break/>Tu es entré, après beaucoup de souffrances, dans la gloire du Père,<text:line-break/>— transforme en joie la peine des hommes.<text:line-break/><text:line-break/>Tu nous appelles au festin du Royaume,<text:line-break/>— sois le pain qui nous ressuscitera au dernier jour.</text:p>
        <text:h text:style-name="P3" text:outline-level="4">NOTRE PÈRE</text:h>
        <text:h text:style-name="P3" text:outline-level="4">ORAISON</text:h>
        <text:p text:style-name="P4">Dieu qui donnes sans cesse ta grâce pour augmenter le nombre de tes enfants, veille sur ceux que tu viens d’agréger à ton peuple ; ils ont pris naissance dans le baptême : qu’ils soient revêtus de l’immortalité du Christ, pour se présenter à la table de ses noces. Lui qui règne.</text:p>
      </text:section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Le Seigneur soit avec vous.</text:p>
          </table:table-cell>
          <table:table-cell table:style-name="Tabela1.B1" office:value-type="string">
            <text:p text:style-name="P7"/>
          </table:table-cell>
        </table:table-row>
        <table:table-row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8"><text:span text:style-name="T6">R/.</text:span> Et avec votre esprit.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8">Que vous bénisse Dieu tout puissant, le Père, le Fils et le Saint Esprit.</text:p>
          </table:table-cell>
        </table:table-row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><text:span text:style-name="T6">R/.</text:span> Ame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 Sans" svg:font-family="'Open Sans', sans-serif"/>
    <style:font-face style:name="georgia" svg:font-family="georgia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Liberation Serif" fo:font-size="24pt" fo:font-weight="bold" style:font-name-asian="Droid Sans" style:font-size-asian="24pt" style:font-weight-asian="bold" style:font-name-complex="Lohit Hindi" style:font-size-complex="24pt" style:font-weight-complex="bold"/>
    </style:style>
    <style:style style:name="Heading_20_4" style:display-name="Heading 4" style:family="paragraph" style:parent-style-name="Header" style:next-style-name="Text_20_body" style:default-outline-level="4" style:list-style-name="" style:class="text">
      <style:text-properties style:font-name="Liberation Serif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Bielecki</meta:initial-creator>
    <meta:creation-date>2017-03-16T17:48:08</meta:creation-date>
    <dc:date>2017-03-19T14:44:47</dc:date>
    <dc:creator>Paweł Bielecki</dc:creator>
    <meta:editing-duration>P0D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7" meta:paragraph-count="41" meta:word-count="1558" meta:character-count="8770" meta:non-whitespace-character-count="7193"/>
  </office:meta>
</office:document-meta>
</file>